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9.48266666666667cm" style:use-optimal-column-width="true"/>
    </style:style>
    <style:style style:name="co3" style:family="table-column">
      <style:table-column-properties fo:break-before="auto" style:column-width="1.7991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2"/>
        <table:table-column table:style-name="co2" table:default-cell-style-name="ce3"/>
        <table:table-column table:style-name="co3" table:default-cell-style-name="ce2"/>
        <table:table-column table:style-name="co1" table:number-columns-repeated="16379" table:default-cell-style-name="ce2"/>
        <table:table-row table:style-name="ro1">
          <table:table-cell office:value-type="string" table:style-name="ce5">
            <text:p>SSID</text:p>
          </table:table-cell>
          <table:table-cell office:value-type="string" table:style-name="ce5">
            <text:p>SID</text:p>
          </table:table-cell>
          <table:table-cell office:value-type="string" table:style-name="ce5">
            <text:p>RID</text:p>
          </table:table-cell>
          <table:table-cell office:value-type="string" table:style-name="ce6">
            <text:p>COURSETITLE</text:p>
          </table:table-cell>
          <table:table-cell office:value-type="string" table:style-name="ce5">
            <text:p>CREDITS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UL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<text:span text:style-name="T1">Mathematics - I</text:span></text:p>
          </table:table-cell>
          <table:table-cell office:value-type="float" office:value="4" table:style-name="ce5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UL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<text:span text:style-name="T1">Applied Physics</text:span></text:p>
          </table:table-cell>
          <table:table-cell office:value-type="float" office:value="4" table:style-name="ce5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UL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<text:span text:style-name="T1">Programming for Problem Solving</text:span></text:p>
          </table:table-cell>
          <table:table-cell office:value-type="float" office:value="4" table:style-name="ce5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UL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<text:span text:style-name="T1">Engineering Graphics</text:span></text:p>
          </table:table-cell>
          <table:table-cell office:value-type="float" office:value="3" table:style-name="ce5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UL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<text:span text:style-name="T1">Applied Physics Lab</text:span></text:p>
          </table:table-cell>
          <table:table-cell office:value-type="float" office:value="1.5" table:style-name="ce5">
            <text:p>1.5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UL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<text:span text:style-name="T1">Programming for Problem Solving Lab</text:span></text:p>
          </table:table-cell>
          <table:table-cell office:value-type="float" office:value="1.5" table:style-name="ce5">
            <text:p>1.5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UL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<text:span text:style-name="T1">Environmental Science</text:span></text:p>
          </table:table-cell>
          <table:table-cell office:value-type="float" office:value="0" table:style-name="ce5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ULL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<text:span text:style-name="T1">Mathematics - II</text:span></text:p>
          </table:table-cell>
          <table:table-cell office:value-type="float" office:value="4" table:style-name="ce5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ULL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<text:span text:style-name="T1">Chemistry</text:span></text:p>
          </table:table-cell>
          <table:table-cell office:value-type="float" office:value="4" table:style-name="ce5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ULL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<text:span text:style-name="T1">Basic Electrical Engineering</text:span></text:p>
          </table:table-cell>
          <table:table-cell office:value-type="float" office:value="3" table:style-name="ce5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ULL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<text:span text:style-name="T1">Engineering Workshop</text:span></text:p>
          </table:table-cell>
          <table:table-cell office:value-type="float" office:value="2.5" table:style-name="ce5">
            <text:p>2.5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ULL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<text:span text:style-name="T1">English</text:span></text:p>
          </table:table-cell>
          <table:table-cell office:value-type="float" office:value="2" table:style-name="ce5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ULL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<text:span text:style-name="T1">Engineering Chemistry Lab</text:span></text:p>
          </table:table-cell>
          <table:table-cell office:value-type="float" office:value="1.5" table:style-name="ce5">
            <text:p>1.5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ULL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<text:span text:style-name="T1">English Language and Communication Skills Lab</text:span>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ULL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<text:span text:style-name="T1">Basic Electrical Engineering Lab</text:span>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ULL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<text:span text:style-name="T1">Electronic Devices and Circuits</text:span></text:p>
          </table:table-cell>
          <table:table-cell office:value-type="float" office:value="4" table:style-name="ce5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ULL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<text:span text:style-name="T1">Network Analysis and Transmission Lines</text:span></text:p>
          </table:table-cell>
          <table:table-cell office:value-type="float" office:value="3" table:style-name="ce5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ULL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<text:span text:style-name="T1">Digital System Design</text:span></text:p>
          </table:table-cell>
          <table:table-cell office:value-type="float" office:value="4" table:style-name="ce5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ULL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<text:span text:style-name="T1">Signals and Systems</text:span></text:p>
          </table:table-cell>
          <table:table-cell office:value-type="float" office:value="4" table:style-name="ce5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ULL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<text:span text:style-name="T1">Probability Theory and Stochastic Processes</text:span></text:p>
          </table:table-cell>
          <table:table-cell office:value-type="float" office:value="3" table:style-name="ce5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ULL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<text:span text:style-name="T1">Electronic Devices and Circuits Lab</text:span>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ULL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<text:span text:style-name="T1">Digital System Design Lab</text:span>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ULL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<text:span text:style-name="T1">Basic Simulation Lab</text:span>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ULL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<text:span text:style-name="T1">Constitution of India</text:span></text:p>
          </table:table-cell>
          <table:table-cell office:value-type="float" office:value="0" table:style-name="ce5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ULL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<text:span text:style-name="T1">Laplace Transforms, Numerical Methods &amp; Complex Variables</text:span></text:p>
          </table:table-cell>
          <table:table-cell office:value-type="float" office:value="4" table:style-name="ce5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ULL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<text:span text:style-name="T1">Analog and Digital Communications</text:span></text:p>
          </table:table-cell>
          <table:table-cell office:value-type="float" office:value="4" table:style-name="ce5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ULL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<text:span text:style-name="T1">Linear IC Applications</text:span></text:p>
          </table:table-cell>
          <table:table-cell office:value-type="float" office:value="3" table:style-name="ce5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ULL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<text:span text:style-name="T1">Electronic Circuit Analysis</text:span></text:p>
          </table:table-cell>
          <table:table-cell office:value-type="float" office:value="3" table:style-name="ce5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ULL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<text:span text:style-name="T1">Analog and Digital Communications Lab</text:span></text:p>
          </table:table-cell>
          <table:table-cell office:value-type="float" office:value="1.5" table:style-name="ce5">
            <text:p>1.5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ULL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<text:span text:style-name="T1">IC Applications Lab</text:span></text:p>
          </table:table-cell>
          <table:table-cell office:value-type="float" office:value="1.5" table:style-name="ce5">
            <text:p>1.5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ULL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<text:span text:style-name="T1">Electronic Circuit Analysis Lab</text:span></text:p>
          </table:table-cell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ULL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<text:span text:style-name="T1">Gender Sensitization Lab</text:span></text:p>
          </table:table-cell>
          <table:table-cell office:value-type="float" office:value="0" table:style-name="ce5">
            <text:p>0</text:p>
          </table:table-cell>
          <table:table-cell table:number-columns-repeated="16379"/>
        </table:table-row>
        <table:table-row table:number-rows-repeated="5" table:style-name="ro1">
          <table:table-cell table:number-columns-repeated="3" table:style-name="ce1"/>
          <table:table-cell table:style-name="ce4"/>
          <table:table-cell table:style-name="ce1"/>
          <table:table-cell table:number-columns-repeated="16379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SaHul 69</meta:initial-creator>
    <dc:creator>SaHul 69</dc:creator>
    <meta:creation-date>2021-12-27T20:03:47Z</meta:creation-date>
    <dc:date>2021-12-27T20:19:56Z</dc:date>
  </office:meta>
</office:document-meta>
</file>